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 style:writing-mode="lr-tb"/>
      <style:text-properties style:font-name="Frutiger Light Condensed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2" style:family="paragraph">
      <style:paragraph-properties>
        <style:tab-stops>
          <style:tab-stop style:position="20.466cm"/>
        </style:tab-stops>
      </style:paragraph-properties>
    </style:style>
    <style:style style:name="P13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top="0.5cm" fo:margin-bottom="0cm" fo:text-align="start"/>
    </style:style>
    <style:style style:name="P17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8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style:writing-mode="lr-tb"/>
      <style:text-properties fo:color="#c9211e"/>
    </style:style>
    <style:style style:name="P21" style:family="paragraph">
      <style:paragraph-properties fo:text-align="start"/>
      <style:text-properties style:font-name="Frutiger Light Condensed"/>
    </style:style>
    <style:style style:name="P22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23" style:family="paragraph"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ff0000" style:font-name="Frutiger Light Condensed" fo:font-weight="normal" style:font-weight-asian="normal" style:font-weight-complex="normal"/>
    </style:style>
    <style:style style:name="T8" style:family="text">
      <style:text-properties fo:color="#c9211e" style:font-name="Frutiger Light Condense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style:font-name="Frutiger Light Condensed" fo:font-weight="bold" style:font-weight-asian="bold" style:font-weight-complex="bold"/>
    </style:style>
    <style:style style:name="T12" style:family="text">
      <style:text-properties style:font-name="Frutiger Light Condensed" fo:font-size="10pt" style:font-size-asian="10pt" style:font-size-complex="10pt"/>
    </style:style>
    <style:style style:name="T13" style:family="text">
      <style:text-properties style:text-position="-33% 58%" style:font-name="Frutiger Light Condense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Frutiger Light Condensed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3D model sha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 text:style-name="P4">Implicit su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mplicit surface: basic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2">shape representation</text:span><text:span text:style-name="T1">.</text:span></text:p>
                <text:list>
                  <text:list-item>
                    <text:p><text:span text:style-name="T1">Often used in </text:span><text:span text:style-name="T2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2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3">Signed distance: negative if (x,y,z) inside or positive if </text:span><text:span text:style-name="T1">(x,y,z) outside will be returned – therefore name </text:span><text:span text:style-name="T2">signed distance functions</text:span><text:span text:style-name="T4"> is used</text:span><text:span text:style-name="T2">.</text:span></text:p>
                  </text:list-item>
                  <text:list-item>
                    <text:p><text:span text:style-name="T4">Normal (essential shading information) can be computed using partial derivatives – the gradient of f. </text:span><text:span text:style-name="T5">&lt;FORMULA&gt;</text:span></text:p>
                    <text:list>
                      <text:list-item>
                        <text:p><text:span text:style-name="T6">In Practice, central difference can be used for approximating gradient </text:span><text:span text:style-name="T7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&lt;EXAMPLES of SDFs: https://iquilezles.org/articles/distfunctions/&gt;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Implicit surface: modeling</text:span>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 text:style-name="P8"><text:span text:style-name="T9">Constructive solid geometry</text:span><text:span text:style-name="T10"> algorithms (subtraction, addition - union) can be easily done with them</text:span></text:p>
              </text:list-item>
              <text:list-item>
                <text:p text:style-name="P8"><text:span text:style-name="T10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2">metaballs</text:span></text:p>
                  </text:list-item>
                </text:list>
              </text:list-item>
              <text:list-item>
                <text:p><text:span text:style-name="T11">&lt;examples&gt;:</text:span></text:p>
                <text:list>
                  <text:list-item>
                    <text:p><text:span text:style-name="T2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1">Blender metaballs</text:span></text:p>
                  </text:list-item>
                </text:list>
              </text:list-item>
              <text:list-item>
                <text:p text:style-name="P8"><text:span text:style-name="T1">Transformations are done using the inverse transform applied to p, e.g., f(p-t)</text:span></text:p>
              </text:list-item>
              <text:list-item>
                <text:p text:style-name="P8"><text:span text:style-name="T1">Repeating object can be done using r=mod(p,c)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8">&lt;example: raymarching&gt;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2">marching cubes algorithm*</text:span></text:p>
              </text:list-item>
            </text:list>
          </draw:text-box>
        </draw:frame>
        <draw:frame draw:style-name="gr2" draw:text-style-name="P11" draw:layer="layout" svg:width="26.67cm" svg:height="0.687cm" svg:x="0.762cm" svg:y="13.97cm">
          <draw:text-box>
            <text:p><text:span text:style-name="T12">* Different polygonizational algorithms and GPU methods are presented for real-time rendering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Isosurface: exampl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2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1">Two main methods for visualization:</text:span></text:p>
                <text:list>
                  <text:list-item>
                    <text:p text:style-name="P12"><text:span text:style-name="T1">Stencil buffer</text:span></text:p>
                  </text:list-item>
                  <text:list-item>
                    <text:p text:style-name="P12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 text:style-name="P15"><text:span text:style-name="T1">Subdivision curves and surfa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Subdivision curves and surfac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2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8">&lt;example: mesh surface, parametric surface, subdivision surface&gt;</text:span></text:p>
            <text:p><text:span text:style-name="T8">&lt;example:level of detail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tui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3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2">sharp corners are removed</text:span><text:span text:style-name="T1"> P</text:span><text:span text:style-name="T13">0</text:span><text:span text:style-name="T1"> → P</text:span><text:span text:style-name="T13">1</text:span><text:span text:style-name="T1"> → … → P</text:span><text:span text:style-name="T13">n</text:span></text:p>
                  </text:list-item>
                  <text:list-item>
                    <text:p><text:span text:style-name="T1">Result is called </text:span><text:span text:style-name="T2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Subdivision curv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8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4">Subdivision curves: Chaikin </text:span><text:span text:style-name="T1">schem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6"><text:span text:style-name="T1">Chaikin scheme creates two new vertices between each subsequent pairs of vertices</text:span></text:p>
              </text:list-item>
              <text:list-item>
                <text:p text:style-name="P16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4"><text:span text:style-name="T8">&lt;image&gt;</text:span></text:p>
                  </text:list-item>
                  <text:list-item>
                    <text:p text:style-name="P4"><text:span text:style-name="T8">&lt;formula&gt;</text:span></text:p>
                  </text:list-item>
                </text:list>
              </text:list-item>
              <text:list-item>
                <text:p text:style-name="P4"><text:span text:style-name="T15">Properties: </text:span></text:p>
                <text:list>
                  <text:list-item>
                    <text:p text:style-name="P4"><text:span text:style-name="T15">This scheme generates quadratic B-spline</text:span></text:p>
                  </text:list-item>
                  <text:list-item>
                    <text:p text:style-name="P4"><text:span text:style-name="T15">Works only for closed polygon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 text:style-name="P16"><text:span text:style-name="T14">Subdivision curves: schemes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4">Subdivision curves: interpolating schem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</text:span><text:span text:style-name="T1">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8">&lt;formula&gt;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 practic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8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8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2">refinement phase</text:span><text:span text:style-name="T1">, new vertices are created and reconnected for some or all vertices of </text:span><text:span text:style-name="T2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2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8">&lt;phases example&gt;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 text:style-name="P4"><text:span text:style-name="T1">Subdivision surfaces: types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9" draw:layer="layout" svg:width="25.199cm" svg:height="2.629cm" svg:x="1.4cm" svg:y="0.628cm" presentation:class="title">
          <draw:text-box>
            <text:p text:style-name="P4"><text:span text:style-name="T1">Subdivision surfaces: </text:span>Loop subdivision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6">TODO </text:span><text:span text:style-name="T17">RTR BOOK</text:span></text:p>
              </text:list-item>
              <text:list-item>
                <text:p><text:span text:style-name="T17">Meshlab exampl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Catmull-Clark 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6">TODO </text:span><text:span text:style-name="T17">RTR BOOK</text:span></text:p>
              </text:list-item>
              <text:list-item>
                <text:p text:style-name="P8"><text:span text:style-name="T17">Meshlab exampl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9" draw:layer="layout" svg:width="25.199cm" svg:height="2.629cm" svg:x="1.4cm" svg:y="0.628cm" presentation:class="title">
          <draw:text-box>
            <text:p text:style-name="P4">Displacement and subdivision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6">TODO </text:span><text:span text:style-name="T17">RTR BOOK</text:span></text:p>
              </text:list-item>
              <text:list-item>
                <text:p><text:span text:style-name="T17">Blender exampl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production</text:span>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ixar OpenSubdiv</text:span></text:p>
              </text:list-item>
              <text:list-item>
                <text:p><text:span text:style-name="T17">RTR BOOK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7" draw:layer="layout" svg:width="25.199cm" svg:height="3.863cm" svg:x="1.4cm" svg:y="0.011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 presentation:user-transformed="true">
          <draw:text-box>
            <text:p text:style-name="P15">Voxel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 text:style-name="P15"><text:span text:style-name="T1">Operations on mesh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4"><text:span text:style-name="T1">Operations on mesh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8">RTR 16</text:span></text:p>
              </text:list-item>
              <text:list-item>
                <text:p text:style-name="P8"><text:span text:style-name="T10">Consolidation – </text:span><text:span text:style-name="T8">RTR 16</text:span></text:p>
              </text:list-item>
              <text:list-item>
                <text:p text:style-name="P8"><text:span text:style-name="T10">Simplification – </text:span><text:span text:style-name="T8">RTR 16</text:span></text:p>
              </text:list-item>
              <text:list-item>
                <text:p text:style-name="P8"><text:span text:style-name="T10">Compression – </text:span><text:span text:style-name="T8">RTR 16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 presentation:user-transformed="true">
          <draw:text-box>
            <text:p text:style-name="P21">Digitalization</text:p>
          </draw:text-box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21">Digitaliz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3"/>
              </text:list-header>
              <text:list-item>
                <text:p text:style-name="P23">Scanning, photogrammertry, measuring</text:p>
              </text:list-item>
              <text:list-item>
                <text:p text:style-name="P23"><text:a xlink:href="https://alicevision.org/#photogrammetry" xlink:type="simple">https://alicevision.org/#photogrammetry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 presentation:user-transformed="true">
          <draw:text-box>
            <text:p text:style-name="P21">Procedural modeling</text:p>
          </draw:text-box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21">Procedural model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Shape</text:p>
                <text:list>
                  <text:list-item>
                    <text:p text:style-name="P23">Procedural geometry</text:p>
                  </text:list-item>
                </text:list>
              </text:list-item>
              <text:list-item>
                <text:p text:style-name="P23">Material</text:p>
              </text:list-item>
              <text:list-item>
                <text:p text:style-name="P23">Noise</text:p>
              </text:list-item>
              <text:list-item>
                <text:p text:style-name="P23">Shaders</text:p>
              </text:list-item>
              <text:list-item>
                <text:p text:style-name="P23">Noding system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52:02.270442050</dc:date>
    <meta:editing-duration>PT5M2S</meta:editing-duration>
    <meta:editing-cycles>8</meta:editing-cycles>
    <meta:document-statistic meta:object-count="140"/>
  </office:meta>
</office:document-meta>
</file>